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Table_20_Contents">
      <style:text-properties style:font-name="Tahoma"/>
    </style:style>
    <style:style style:name="P4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ahom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2">
      <style:text-properties fo:font-weight="bold" style:font-weight-asian="bold" style:font-weight-complex="bold"/>
    </style:style>
    <style:style style:name="P8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use-window-font-color="true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5165728" text:id="ct185165728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86272392" text:id="ct186272392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185127544" text:id="ct185127544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85089504" text:id="ct18508950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5821224" text:id="ct185821224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85821480" text:id="ct185821480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5679616" text:id="ct18567961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85280728" text:id="ct185280728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84938040" text:id="ct18493804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5826088" text:id="ct1858260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295176" text:id="ct18429517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951064" text:id="ct18495106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1795544" text:id="ct18179554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5280632" text:id="ct185280632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84851968" text:id="ct18485196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926528" text:id="ct184926528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84843208" text:id="ct184843208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84170448" text:id="ct184170448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éance du <text:change-start text:change-id="ct185165728"/>self.Title()<text:change-end text:change-id="ct185165728"/><text:span text:style-name="T1"><text:line-break/></text:span></text:p>
      <text:p text:style-name="P2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10">Le <text:change-start text:change-id="ct186272392"/>meetingConfig.Title()<text:change-end text:change-id="ct186272392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85127544"/><text:span text:style-name="T2">self.getFirstItemNumber()+item[0]</text:span><text:change-end text:change-id="ct185127544"/></text:p>
          </table:table-cell>
          <table:table-cell table:style-name="Tableau3.B1" office:value-type="string">
            <text:p text:style-name="P4"><text:change-start text:change-id="ct185089504"/>item[1].Title()<text:change-end text:change-id="ct185089504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85821224"/><text:span text:style-name="T2">self.getFirstItemNumber()+len(self.adapted().getPrintableItems(itemUids=itemUids, ignore_review_states=['delayed', ]))+ite</text:span><text:soft-page-break/><text:span text:style-name="T2">m[0]</text:span><text:change-end text:change-id="ct185821224"/></text:p>
          </table:table-cell>
          <table:table-cell table:style-name="Tableau2.A1" office:value-type="string">
            <text:p text:style-name="P5"><text:change-start text:change-id="ct185821480"/>item[1].Title()<text:change-end text:change-id="ct185821480"/></text:p>
            <text:p text:style-name="P3"><office:annotation><dc:date>2008-08-18T00:00:00</dc:date><text:p>do text if self.adapted().isDecided()</text:p><text:p>from xhtml(item[1].getDeliberation())</text:p></office:annotation>Decision</text:p>
            <text:p text:style-name="P3"><text:span text:style-name="T3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P3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office:annotation><dc:creator>Gauthier Bastien</dc:creator><dc:date>2013-01-17T14:54:09</dc:date><text:p text:style-name="P11"><text:span text:style-name="T6">do text if self.getSignatures()</text:span></text:p></office:annotation><text:change-start text:change-id="ct185679616"/>self.getSignatures().split('\n')[0]<text:change-end text:change-id="ct185679616"/></text:p>
            <text:p text:style-name="P7"><office:annotation><dc:creator>Gauthier Bastien</dc:creator><dc:date>2013-01-17T15:13:33</dc:date><text:p text:style-name="P11"><text:span text:style-name="T5">do text if not self.getSignatures()</text:span></text:p></office:annotation><text:change-start text:change-id="ct185280728"/>self.getSignatories(theObjects=True)[1].getGender()=='m' and 'Le' or 'La'<text:change-end text:change-id="ct185280728"/> <office:annotation><dc:creator>Gauthier Bastien</dc:creator><dc:date>2013-01-17T15:13:33</dc:date><text:p text:style-name="P11"><text:span text:style-name="T5">do text if not self.getSignatures()</text:span></text:p></office:annotation><text:change-start text:change-id="ct184938040"/>self.getSignatories(theObjects=True)[1].getDuty()<text:change-end text:change-id="ct184938040"/></text:p>
          </table:table-cell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5">do text if self.getSignatures()</text:span></text:p></office:annotation><text:change-start text:change-id="ct185826088"/>self.getSignatures().split('\n')[2]<text:change-end text:change-id="ct185826088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84295176"/>self.getSignatories(theObjects=True)[0].getGender()=='m' and 'Le' or 'La'<text:change-end text:change-id="ct184295176"/> <office:annotation><dc:creator>Gauthier Bastien</dc:creator><dc:date>2013-01-17T15:13:33</dc:date><text:p text:style-name="P11"><text:span text:style-name="T5">do text if not self.getSignatures()</text:span></text:p></office:annotation><text:change-start text:change-id="ct184951064"/>self.getSignatories(theObjects=True)[0].getDuty()<text:change-end text:change-id="ct184951064"/></text:p>
          </table:table-cell>
        </table:table-row>
        <table:table-row>
          <table:table-cell table:style-name="Tableau1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7"><text:change-start text:change-id="ct181795544"/><office:annotation><dc:creator>Gauthier Bastien</dc:creator><dc:date>2013-01-17T14:54:09</dc:date><text:p text:style-name="P11"><text:span text:style-name="T6">do text if self.getSignatures()</text:span></text:p></office:annotation><text:change-end text:change-id="ct181795544"/><text:change-start text:change-id="ct185280632"/>self.getSignatures().split('\n')[1]<text:change-end text:change-id="ct185280632"/></text:p>
            <text:p text:style-name="P7"><office:annotation><dc:creator>Gauthier Bastien</dc:creator><dc:date>2013-01-17T15:13:33</dc:date><text:p text:style-name="P11"><text:span text:style-name="T5">do text if not self.getSignatures()</text:span></text:p></office:annotation><text:change-start text:change-id="ct184851968"/>self.getSignatories(theObjects=True)[1].Title()<text:change-end text:change-id="ct184851968"/></text:p>
          </table:table-cell>
          <table:table-cell table:style-name="Tableau1.A1" office:value-type="string">
            <text:p text:style-name="P8"><text:change-start text:change-id="ct184926528"/><office:annotation><dc:creator>Gauthier Bastien</dc:creator><dc:date>2013-01-17T14:54:09</dc:date><text:p text:style-name="P11"><text:span text:style-name="T6">do text if self.getSignatures()</text:span></text:p></office:annotation><text:change-end text:change-id="ct184926528"/><text:change-start text:change-id="ct184843208"/>self.getSignatures().split('\n')[3]<text:change-end text:change-id="ct184843208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84170448"/>self.getSignatories(theObjects=True)[0].Title()<text:change-end text:change-id="ct18417044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20</meta:editing-cycles>
    <meta:editing-duration>PT17M1S</meta:editing-duration>
    <meta:initial-creator>Gauthier Bastien</meta:initial-creator>
    <dc:date>2014-12-23T10:23:22</dc:date>
    <dc:creator>Gauthier Bastien</dc:creator>
    <meta:document-statistic meta:table-count="3" meta:image-count="0" meta:object-count="0" meta:page-count="2" meta:paragraph-count="23" meta:word-count="69" meta:character-count="865" meta:non-whitespace-character-count="83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